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19f2a3" officeooo:paragraph-rsid="0019f2a3"/>
    </style:style>
    <style:style style:name="T1" style:family="text">
      <style:text-properties fo:font-variant="normal" fo:text-transform="none" fo:color="#26282a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26282a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ow to create patch</text:span></text:p>
      <text:p text:style-name="P1"><text:span text:style-name="T1">git add .</text:span><text:line-break/><text:span text:style-name="T2">  </text:span><text:span text:style-name="T1">git status .</text:span><text:line-break/><text:span text:style-name="T2">  </text:span><text:span text:style-name="T1">git commit -m</text:span><text:line-break/><text:span text:style-name="T2">  </text:span><text:span text:style-name="T1">git commit -m "f220b_ODM_changes_for_prebuilts"</text:span><text:line-break/><text:span text:style-name="T2">  </text:span><text:span text:style-name="T1">git config --global srilakshmi.kanagalla@votarytech.com</text:span><text:line-break/><text:span text:style-name="T2">  </text:span><text:span text:style-name="T1">git config --global user.email srilakshmi.kanagalla@votarytech.com</text:span><text:line-break/><text:span text:style-name="T2">  </text:span><text:span text:style-name="T1">git config --global user.name kanagsri</text:span><text:line-break/><text:span text:style-name="T2">  </text:span><text:span text:style-name="T1">git commit -m "f220b_ODM_changes_for_prebuilts"</text:span><text:line-break/><text:span text:style-name="T2">  </text:span><text:span text:style-name="T1">git format-patch HEAD -1</text:span><text:line-break/><text:span text:style-name="T2">  </text:span><text:span text:style-name="T1">git log --oneline</text:span><text:line-break/><text:span text:style-name="T2">  </text:span><text:span text:style-name="T1">git stat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5:09:11.478084664</meta:creation-date>
    <dc:date>2019-10-31T15:09:50.188737335</dc:date>
    <meta:editing-duration>PT39S</meta:editing-duration>
    <meta:editing-cycles>1</meta:editing-cycles>
    <meta:document-statistic meta:table-count="0" meta:image-count="0" meta:object-count="0" meta:page-count="1" meta:paragraph-count="2" meta:word-count="48" meta:character-count="387" meta:non-whitespace-character-count="325"/>
    <meta:generator>LibreOffice/5.1.6.2$Linux_X86_64 LibreOffice_project/10m0$Build-2</meta:generator>
  </office:meta>
</office:document-meta>
</file>